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512" calcext:value-type="float">
            <text:p>151.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568" calcext:value-type="float">
            <text:p>148.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95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704" calcext:value-type="float">
            <text:p>147.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